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/>
    </style:style>
    <style:style style:name="P1" style:family="paragraph" style:parent-style-name="Standard">
      <style:text-properties officeooo:paragraph-rsid="0018b763"/>
    </style:style>
    <style:style style:name="P2" style:family="paragraph" style:parent-style-name="Table_20_Contents">
      <style:text-properties officeooo:rsid="0016eb6e" officeooo:paragraph-rsid="00170cd0"/>
    </style:style>
    <style:style style:name="P3" style:family="paragraph" style:parent-style-name="Table_20_Contents">
      <style:text-properties officeooo:rsid="0016eb6e" officeooo:paragraph-rsid="0018b763"/>
    </style:style>
    <style:style style:name="P4" style:family="paragraph" style:parent-style-name="Table_20_Contents">
      <style:text-properties officeooo:rsid="0016eb6e" officeooo:paragraph-rsid="0018edfe"/>
    </style:style>
    <style:style style:name="P5" style:family="paragraph" style:parent-style-name="Table_20_Contents">
      <style:text-properties officeooo:rsid="0016eb6e" officeooo:paragraph-rsid="0016eb6e"/>
    </style:style>
    <style:style style:name="P6" style:family="paragraph" style:parent-style-name="Standard">
      <style:text-properties style:font-name="Liberation Serif" officeooo:paragraph-rsid="001092e7"/>
    </style:style>
    <style:style style:name="P7" style:family="paragraph" style:parent-style-name="Standard">
      <style:text-properties style:font-name="Liberation Serif" officeooo:rsid="001c9c63" officeooo:paragraph-rsid="001c9c63"/>
    </style:style>
    <style:style style:name="P8" style:family="paragraph" style:parent-style-name="Standard">
      <style:text-properties officeooo:paragraph-rsid="0018edfe"/>
    </style:style>
    <style:style style:name="P9" style:family="paragraph" style:parent-style-name="Table_20_Contents">
      <style:text-properties fo:font-weight="bold" officeooo:rsid="0016eb6e" officeooo:paragraph-rsid="0016eb6e" style:font-weight-asian="bold" style:font-weight-complex="bold"/>
    </style:style>
    <style:style style:name="P10" style:family="paragraph" style:parent-style-name="Text_20_body">
      <style:text-properties officeooo:paragraph-rsid="001092e7"/>
    </style:style>
    <style:style style:name="P11" style:family="paragraph" style:parent-style-name="Text_20_body">
      <style:paragraph-properties fo:line-height="115%"/>
      <style:text-properties officeooo:rsid="00170cd0" officeooo:paragraph-rsid="00170cd0"/>
    </style:style>
    <style:style style:name="P12" style:family="paragraph" style:parent-style-name="Text_20_body">
      <style:paragraph-properties fo:line-height="115%"/>
      <style:text-properties officeooo:rsid="00170cd0" officeooo:paragraph-rsid="0018b763"/>
    </style:style>
    <style:style style:name="P13" style:family="paragraph" style:parent-style-name="Text_20_body">
      <style:paragraph-properties fo:line-height="115%"/>
      <style:text-properties officeooo:rsid="00170cd0" officeooo:paragraph-rsid="0018edfe"/>
    </style:style>
    <style:style style:name="T1" style:family="text">
      <style:text-properties officeooo:rsid="001092e7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6eb6e"/>
    </style:style>
    <style:style style:name="T4" style:family="text">
      <style:text-properties style:font-name="Liberation Serif" officeooo:rsid="0018b763"/>
    </style:style>
    <style:style style:name="T5" style:family="text">
      <style:text-properties style:font-name="Liberation Serif" officeooo:rsid="0018edfe"/>
    </style:style>
    <style:style style:name="T6" style:family="text">
      <style:text-properties style:font-name="Liberation Serif" officeooo:rsid="001d0dbd"/>
    </style:style>
    <style:style style:name="T7" style:family="text">
      <style:text-properties officeooo:rsid="0016eb6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70cd0"/>
    </style:style>
    <style:style style:name="T10" style:family="text">
      <style:text-properties officeooo:rsid="001ae282"/>
    </style:style>
    <style:style style:name="T11" style:family="text">
      <style:text-properties officeooo:rsid="001ccc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aliza los siguientes ejercicios <text:span text:style-name="T10">con conexión UDP</text:span>. Incluye el código del cliente y servidor, y una captura de pantalla del resultado de su ejecición.</text:p>
      <text:p text:style-name="P6"/>
      <text:p text:style-name="P7">El servidor debe quedarse esperando indefinidamente mensajes.</text:p>
      <text:p text:style-name="P6"/>
      <text:p text:style-name="P10"><text:span text:style-name="T1">1. </text:span><text:span text:style-name="T7">Realiza un servidor y un cliente, en el que el </text:span><text:span text:style-name="T11">cliente salude al servidor, y el </text:span><text:span text:style-name="T7">servidor </text:span><text:span text:style-name="T11">le responda</text:span><text:span text:style-name="T7">. </text:span><text:span text:style-name="T9">El cliente debe imprimir el mensaje recibido.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"><text:span text:style-name="T8">Servidor</text:span>:</text:p>
            <text:p text:style-name="P5"/>
            <text:p text:style-name="P5"/>
            <text:p text:style-name="P5">import socket</text:p>
            <text:p text:style-name="P5"/>
            <text:p text:style-name="P5">servidor = socket.socket(socket.AF_INET, socket.SOCK_DGRAM)</text:p>
            <text:p text:style-name="P5">servidor.bind(("127.0.0.1", 65440))</text:p>
            <text:p text:style-name="P5"/>
            <text:p text:style-name="P5">print("Servidor UDP esperando mensajes...")</text:p>
            <text:p text:style-name="P5">while True:</text:p>
            <text:p text:style-name="P5"><text:s text:c="4"/>data, addr = servidor.recvfrom(1024)</text:p>
            <text:p text:style-name="P5"><text:s text:c="4"/>print(f"Mensaje de {addr}: {data.decode('utf-8')}")</text:p>
            <text:p text:style-name="P5"><text:s text:c="4"/>servidor.sendto("¡Hola, cliente UDP!".encode("utf-8"), addr)</text:p>
            <text:p text:style-name="P9"/>
            <text:p text:style-name="P5"><text:span text:style-name="T8">Cliente</text:span>:</text:p>
            <text:p text:style-name="P5"/>
            <text:p text:style-name="P5">import socket</text:p>
            <text:p text:style-name="P5"/>
            <text:p text:style-name="P5">cliente = socket.socket(socket.AF_INET, socket.SOCK_DGRAM)</text:p>
            <text:p text:style-name="P5">cliente.sendto("Hola servidor UDP".encode("utf-8"), ("127.0.0.1", 65440))</text:p>
            <text:p text:style-name="P5"/>
            <text:p text:style-name="P5">data, addr = cliente.recvfrom(1024)</text:p>
            <text:p text:style-name="P5">print("Respuesta del servidor:", data.decode("utf-8"))</text:p>
            <text:p text:style-name="P5"/>
            <text:p text:style-name="P5">cliente.close()</text:p>
            <text:p text:style-name="P5"/>
          </table:table-cell>
        </table:table-row>
      </table:table>
      <text:p text:style-name="Text_20_body"><text:span text:style-name="T2"/></text:p>
      <text:p text:style-name="P12" loext:marker-style-name="T2"><text:span text:style-name="T6">2</text:span><text:span text:style-name="T2">. </text:span><text:span text:style-name="T3">Realiza un servidor y un cliente, en el que el </text:span><text:span text:style-name="T4">servidor haga de eco (devuelva al cliente el mismo mensaje que reciba)</text:span><text:span text:style-name="T2">.</text:span></text:p>
      <text:p text:style-name="P12" loext:marker-style-name="T2"><text:span text:style-name="T2"/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"><text:span text:style-name="T8">Servidor</text:span>:</text:p>
            <text:p text:style-name="P3"/>
            <text:p text:style-name="P3">import socket</text:p>
            <text:p text:style-name="P3"/>
            <text:p text:style-name="P3">servidor = socket.socket(socket.AF_INET, socket.SOCK_DGRAM)</text:p>
            <text:p text:style-name="P3">servidor.bind(("127.0.0.1", 65442))</text:p>
            <text:p text:style-name="P3"/>
            <text:p text:style-name="P3">while True:</text:p>
            <text:p text:style-name="P3"><text:s text:c="4"/>data, addr = servidor.recvfrom(1024)</text:p>
            <text:p text:style-name="P3"><text:s text:c="4"/>print(f"Mensaje de {addr}: {data.decode('utf-8')}")</text:p>
            <text:p text:style-name="P3"><text:s text:c="4"/>servidor.sendto(data, addr) <text:s/># devuelve lo mismo que recibió</text:p>
            <text:p text:style-name="P3"><text:soft-page-break/></text:p>
            <text:p text:style-name="P3"><text:span text:style-name="T8">Cliente</text:span>:</text:p>
            <text:p text:style-name="P3"/>
            <text:p text:style-name="P3">import socket</text:p>
            <text:p text:style-name="P3"/>
            <text:p text:style-name="P3">cliente = socket.socket(socket.AF_INET, socket.SOCK_DGRAM)</text:p>
            <text:p text:style-name="P3">cliente.sendto("Eco, eco!".encode("utf-8"), ("127.0.0.1", 65442))</text:p>
            <text:p text:style-name="P3"/>
            <text:p text:style-name="P3">data, addr = cliente.recvfrom(1024)</text:p>
            <text:p text:style-name="P3">print("Servidor respondió:", data.decode("utf-8"))</text:p>
            <text:p text:style-name="P3"/>
            <text:p text:style-name="P3">cliente.close()</text:p>
            <text:p text:style-name="P3"/>
          </table:table-cell>
        </table:table-row>
      </table:table>
      <text:p text:style-name="P1"/>
      <text:p text:style-name="P12" loext:marker-style-name="T2"><text:span text:style-name="T6">3</text:span><text:span text:style-name="T2">. </text:span><text:span text:style-name="T3">Realiza un servidor y un cliente, en el que el </text:span><text:span text:style-name="T4">servidor sume dos números que envía el cliente, y devuelva al cliente el resultado</text:span><text:span text:style-name="T2">.</text:span></text:p>
      <text:p text:style-name="P12" loext:marker-style-name="T2"><text:span text:style-name="T2"/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"><text:span text:style-name="T8">Servidor</text:span>:</text:p>
            <text:p text:style-name="P3"/>
            <text:p text:style-name="P3">import socket</text:p>
            <text:p text:style-name="P3"/>
            <text:p text:style-name="P3">import socket</text:p>
            <text:p text:style-name="P3"/>
            <text:p text:style-name="P3">servidor = socket.socket(socket.AF_INET, socket.SOCK_DGRAM)</text:p>
            <text:p text:style-name="P3">servidor.bind(("127.0.0.1", 65443))</text:p>
            <text:p text:style-name="P3"/>
            <text:p text:style-name="P3">while True:</text:p>
            <text:p text:style-name="P3"><text:s text:c="4"/>data, addr = servidor.recvfrom(1024) <text:s/># ejemplo: "5,7"</text:p>
            <text:p text:style-name="P3"><text:s text:c="4"/>num1, num2 = map(int, data.decode("utf-8").split(","))</text:p>
            <text:p text:style-name="P3"><text:s text:c="4"/>resultado = num1 + num2</text:p>
            <text:p text:style-name="P3"><text:s text:c="4"/>servidor.sendto(f"Resultado: {resultado}".encode("utf-8"), addr)</text:p>
            <text:p text:style-name="P3"/>
            <text:p text:style-name="P3"><text:span text:style-name="T8">Cliente</text:span>:</text:p>
            <text:p text:style-name="P3"/>
            <text:p text:style-name="P3">import socket</text:p>
            <text:p text:style-name="P3"/>
            <text:p text:style-name="P3">cliente = socket.socket(socket.AF_INET, socket.SOCK_DGRAM)</text:p>
            <text:p text:style-name="P3">cliente.sendto("5,7".encode("utf-8"), ("127.0.0.1", 65443))</text:p>
            <text:p text:style-name="P3"/>
            <text:p text:style-name="P3">data, addr = cliente.recvfrom(1024)</text:p>
            <text:p text:style-name="P3">print(data.decode("utf-8"))</text:p>
            <text:p text:style-name="P3"/>
            <text:p text:style-name="P3">cliente.close()</text:p>
            <text:p text:style-name="P3"/>
          </table:table-cell>
        </table:table-row>
      </table:table>
      <text:p text:style-name="P1"/>
      <text:p text:style-name="P13" loext:marker-style-name="T2"><text:span text:style-name="T5"/></text:p>
      <text:p text:style-name="P13" loext:marker-style-name="T2"><text:span text:style-name="T6">4</text:span><text:span text:style-name="T2">. </text:span><text:span text:style-name="T3">Realiza un servidor y un cliente, en el que el </text:span><text:span text:style-name="T5">cliente pida por teclado si se quiere preguntar por el nombre o la edad, y el servidor responda en consecuencia</text:span><text:span text:style-name="T2">.</text:span></text:p>
      <text:p text:style-name="P13" loext:marker-style-name="T2"><text:soft-page-break/><text:span text:style-name="T2"/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"><text:span text:style-name="T8">Servidor</text:span>:</text:p>
            <text:p text:style-name="P4"/>
            <text:p text:style-name="P4">import socket</text:p>
            <text:p text:style-name="P4"/>
            <text:p text:style-name="P4">servidor = socket.socket(socket.AF_INET, socket.SOCK_DGRAM)</text:p>
            <text:p text:style-name="P4">servidor.bind(("127.0.0.1", 65444))</text:p>
            <text:p text:style-name="P4"/>
            <text:p text:style-name="P4">while True:</text:p>
            <text:p text:style-name="P4"><text:s text:c="4"/>data, addr = servidor.recvfrom(1024)</text:p>
            <text:p text:style-name="P4"><text:s text:c="4"/>pregunta = data.decode("utf-8").lower()</text:p>
            <text:p text:style-name="P4"/>
            <text:p text:style-name="P4"><text:s text:c="4"/>if pregunta == "nombre":</text:p>
            <text:p text:style-name="P4"><text:s text:c="8"/>respuesta = "Me llamo Servidor UDP"</text:p>
            <text:p text:style-name="P4"><text:s text:c="4"/>elif pregunta == "edad":</text:p>
            <text:p text:style-name="P4"><text:s text:c="8"/>respuesta = "Tengo 1 año de existencia"</text:p>
            <text:p text:style-name="P4"><text:s text:c="4"/>else:</text:p>
            <text:p text:style-name="P4"><text:s text:c="8"/>respuesta = "No entiendo la pregunta"</text:p>
            <text:p text:style-name="P4"/>
            <text:p text:style-name="P4"><text:s text:c="4"/>servidor.sendto(respuesta.encode("utf-8"), addr)</text:p>
            <text:p text:style-name="P4"/>
            <text:p text:style-name="P4"><text:span text:style-name="T8">Cliente</text:span>:</text:p>
            <text:p text:style-name="P4"/>
            <text:p text:style-name="P4">import socket</text:p>
            <text:p text:style-name="P4"/>
            <text:p text:style-name="P4">cliente = socket.socket(socket.AF_INET, socket.SOCK_DGRAM)</text:p>
            <text:p text:style-name="P4">pregunta = input("¿Qué quieres preguntar al servidor? (nombre/edad): ")</text:p>
            <text:p text:style-name="P4">cliente.sendto(pregunta.encode("utf-8"), ("127.0.0.1", 65444))</text:p>
            <text:p text:style-name="P4"/>
            <text:p text:style-name="P4">data, addr = cliente.recvfrom(1024)</text:p>
            <text:p text:style-name="P4">print("Respuesta del servidor:", data.decode("utf-8"))</text:p>
            <text:p text:style-name="P4"/>
            <text:p text:style-name="P4">cliente.close()</text:p>
            <text:p text:style-name="P4"/>
          </table:table-cell>
        </table:table-row>
      </table:table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H6S</meta:editing-duration>
    <meta:editing-cycles>23</meta:editing-cycles>
    <meta:generator>LibreOffice/7.6.0.3$Windows_X86_64 LibreOffice_project/69edd8b8ebc41d00b4de3915dc82f8f0fc3b6265</meta:generator>
    <meta:initial-creator>Enrique Arnaiz Rubio</meta:initial-creator>
    <dc:date>2025-11-19T20:03:54.452000000</dc:date>
    <meta:document-statistic meta:table-count="4" meta:image-count="0" meta:object-count="0" meta:page-count="3" meta:paragraph-count="76" meta:word-count="356" meta:character-count="3236" meta:non-whitespace-character-count="2866"/>
  </office:meta>
</office:document-meta>
</file>